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0.5484in"/>
    </style:style>
    <style:style style:name="co4" style:family="table-column">
      <style:table-column-properties fo:break-before="auto" style:column-width="0.5917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6134in"/>
    </style:style>
    <style:style style:name="co7" style:family="table-column">
      <style:table-column-properties fo:break-before="auto" style:column-width="1.183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font-weight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Case 1</text:p>
          </table:table-cell>
          <table:table-cell table:style-name="Default" table:number-columns-repeated="3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no set_prefix calls in top unit body</text:p>
          </table:table-cell>
          <table:table-cell table:style-name="Default" table:number-columns-repeated="3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1" office:value-type="string">
            <text:p>ifcc0</text:p>
          </table:table-cell>
          <table:table-cell table:number-columns-repeated="2"/>
          <table:table-cell table:style-name="ce1" office:value-type="string">
            <text:p>ifcc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2" office:value-type="string">
            <text:p>CSL port names</text:p>
          </table:table-cell>
          <table:table-cell table:number-columns-repeated="2"/>
          <table:table-cell table:style-name="ce2" office:value-type="string">
            <text:p>CSL port names</text:p>
          </table:table-cell>
          <table:table-cell table:number-columns-repeated="2"/>
        </table:table-row>
        <table:table-row table:style-name="ro1">
          <table:table-cell office:value-type="string">
            <text:p>prefix</text:p>
          </table:table-cell>
          <table:table-cell table:style-name="ce1" office:value-type="string">
            <text:p>q</text:p>
          </table:table-cell>
          <table:table-cell table:style-name="ce1" office:value-type="string">
            <text:p>r </text:p>
          </table:table-cell>
          <table:table-cell table:style-name="ce1" office:value-type="string">
            <text:p>s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</table:table-row>
        <table:table-row table:style-name="ro2">
          <table:table-cell office:value-type="string">
            <text:p>Interface</text:p>
          </table:table-cell>
          <table:table-cell table:style-name="ce1" office:value-type="string">
            <text:p>ifca</text:p>
          </table:table-cell>
          <table:table-cell table:style-name="ce1" office:value-type="string">
            <text:p>ifcb</text:p>
          </table:table-cell>
          <table:table-cell table:style-name="ce1" office:value-type="string">
            <text:p>ifcc</text:p>
          </table:table-cell>
          <table:table-cell table:style-name="ce2" office:value-type="string">
            <text:p>Verilog port names</text:p>
          </table:table-cell>
          <table:table-cell table:number-columns-repeated="2" office:value-type="string">
            <text:p><text:s/></text:p>
          </table:table-cell>
          <table:table-cell office:value-type="string">
            <text:p>Verilog port names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string">
            <text:p>ifcc0_ifcb0_ifca0</text:p>
          </table:table-cell>
          <table:table-cell office:value-type="string">
            <text:p>ifcc0_ifcb0</text:p>
          </table:table-cell>
          <table:table-cell office:value-type="string">
            <text:p>ifcc0</text:p>
          </table:table-cell>
          <table:table-cell office:value-type="string">
            <text:p>ifcc1_ifcb0_ifca0</text:p>
          </table:table-cell>
          <table:table-cell office:value-type="string">
            <text:p>ifcc1_ifcb0</text:p>
          </table:table-cell>
          <table:table-cell office:value-type="string">
            <text:p>ifcc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_ifcb0_ifca0</text:p>
          </table:table-cell>
          <table:table-cell office:value-type="string">
            <text:p>s_ifcb0</text:p>
          </table:table-cell>
          <table:table-cell office:value-type="string">
            <text:p>s</text:p>
          </table:table-cell>
          <table:table-cell office:value-type="string">
            <text:p>s_ifcb0_ifca0</text:p>
          </table:table-cell>
          <table:table-cell office:value-type="string">
            <text:p>s_ifcb0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fcc0_r_ifca0</text:p>
          </table:table-cell>
          <table:table-cell office:value-type="string">
            <text:p>ifcc0_r</text:p>
          </table:table-cell>
          <table:table-cell office:value-type="string">
            <text:p>ifcc0</text:p>
          </table:table-cell>
          <table:table-cell office:value-type="string">
            <text:p>ifcc1_r_ifca0</text:p>
          </table:table-cell>
          <table:table-cell office:value-type="string">
            <text:p>ifcc1_r</text:p>
          </table:table-cell>
          <table:table-cell office:value-type="string">
            <text:p>ifcc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_r_ifca0</text:p>
          </table:table-cell>
          <table:table-cell office:value-type="string">
            <text:p>s_r</text:p>
          </table:table-cell>
          <table:table-cell office:value-type="string">
            <text:p>s</text:p>
          </table:table-cell>
          <table:table-cell office:value-type="string">
            <text:p>s_r_ifca0</text:p>
          </table:table-cell>
          <table:table-cell office:value-type="string">
            <text:p>s_r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fcc0_ifcb0_q</text:p>
          </table:table-cell>
          <table:table-cell office:value-type="string">
            <text:p>ifcc0_ifcb0</text:p>
          </table:table-cell>
          <table:table-cell office:value-type="string">
            <text:p>ifcc0</text:p>
          </table:table-cell>
          <table:table-cell office:value-type="string">
            <text:p>ifcc1_ifcb0_q</text:p>
          </table:table-cell>
          <table:table-cell office:value-type="string">
            <text:p>ifcc1_ifcb0</text:p>
          </table:table-cell>
          <table:table-cell office:value-type="string">
            <text:p>ifcc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_ifcb0_q</text:p>
          </table:table-cell>
          <table:table-cell office:value-type="string">
            <text:p>s_ifcb0</text:p>
          </table:table-cell>
          <table:table-cell office:value-type="string">
            <text:p>s</text:p>
          </table:table-cell>
          <table:table-cell office:value-type="string">
            <text:p>s_ifcb0_q</text:p>
          </table:table-cell>
          <table:table-cell office:value-type="string">
            <text:p>s_ifcb0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fcc0_r_q</text:p>
          </table:table-cell>
          <table:table-cell office:value-type="string">
            <text:p>ifcc0_r</text:p>
          </table:table-cell>
          <table:table-cell office:value-type="string">
            <text:p>ifcc0</text:p>
          </table:table-cell>
          <table:table-cell office:value-type="string">
            <text:p>ifcc1_r_q</text:p>
          </table:table-cell>
          <table:table-cell office:value-type="string">
            <text:p>ifcc1_r</text:p>
          </table:table-cell>
          <table:table-cell office:value-type="string">
            <text:p>ifcc1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office:value-type="string">
            <text:p>s_r_q</text:p>
          </table:table-cell>
          <table:table-cell office:value-type="string">
            <text:p>s_r</text:p>
          </table:table-cell>
          <table:table-cell office:value-type="string">
            <text:p>s</text:p>
          </table:table-cell>
          <table:table-cell office:value-type="string">
            <text:p>s_r_q</text:p>
          </table:table-cell>
          <table:table-cell office:value-type="string">
            <text:p>s_r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Default" office:value-type="string">
            <text:p>0=no set_prefix in interface ifci body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>
            <text:p>1= set_prefix in interface ifcx body</text:p>
          </table:table-cell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 office:value-type="string">
            <text:p>ifci=ifca, ifcb or ifcc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>
            <text:p>Case 2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>
            <text:p>ifcc0.set_prefix(“p”) in top unit body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style-name="ce1" office:value-type="string">
            <text:p>ifcc0</text:p>
          </table:table-cell>
          <table:table-cell table:number-columns-repeated="2"/>
          <table:table-cell table:style-name="ce1" office:value-type="string">
            <text:p>ifcc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2" office:value-type="string">
            <text:p>CSL port names</text:p>
          </table:table-cell>
          <table:table-cell table:number-columns-repeated="2"/>
          <table:table-cell table:style-name="ce2" office:value-type="string">
            <text:p>CSL port names</text:p>
          </table:table-cell>
          <table:table-cell table:number-columns-repeated="2"/>
        </table:table-row>
        <table:table-row table:style-name="ro1">
          <table:table-cell office:value-type="string">
            <text:p>prefix</text:p>
          </table:table-cell>
          <table:table-cell table:style-name="ce1" office:value-type="string">
            <text:p>q</text:p>
          </table:table-cell>
          <table:table-cell table:style-name="ce1" office:value-type="string">
            <text:p>r </text:p>
          </table:table-cell>
          <table:table-cell table:style-name="ce1" office:value-type="string">
            <text:p>s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</table:table-row>
        <table:table-row table:style-name="ro2">
          <table:table-cell office:value-type="string">
            <text:p>Interface</text:p>
          </table:table-cell>
          <table:table-cell table:style-name="ce1" office:value-type="string">
            <text:p>ifca</text:p>
          </table:table-cell>
          <table:table-cell table:style-name="ce1" office:value-type="string">
            <text:p>ifcb</text:p>
          </table:table-cell>
          <table:table-cell table:style-name="ce1" office:value-type="string">
            <text:p>ifcc</text:p>
          </table:table-cell>
          <table:table-cell table:style-name="ce2" office:value-type="string">
            <text:p>Verilog port names</text:p>
          </table:table-cell>
          <table:table-cell table:number-columns-repeated="2" office:value-type="string">
            <text:p><text:s/></text:p>
          </table:table-cell>
          <table:table-cell office:value-type="string">
            <text:p>Verilog port names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string">
            <text:p>p_ifcb0_ifca0</text:p>
          </table:table-cell>
          <table:table-cell office:value-type="string">
            <text:p>p_ifcb0</text:p>
          </table:table-cell>
          <table:table-cell office:value-type="string">
            <text:p>p</text:p>
          </table:table-cell>
          <table:table-cell office:value-type="string">
            <text:p>ifcc1_ifcb0_ifca0</text:p>
          </table:table-cell>
          <table:table-cell office:value-type="string">
            <text:p>ifcc1_ifcb0</text:p>
          </table:table-cell>
          <table:table-cell office:value-type="string">
            <text:p>ifcc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_ifcb0_ifca0</text:p>
          </table:table-cell>
          <table:table-cell office:value-type="string">
            <text:p>p_ifcb0</text:p>
          </table:table-cell>
          <table:table-cell office:value-type="string">
            <text:p>p</text:p>
          </table:table-cell>
          <table:table-cell office:value-type="string">
            <text:p>s_ifcb0_ifca0</text:p>
          </table:table-cell>
          <table:table-cell office:value-type="string">
            <text:p>s_ifcb0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_r_ifca0</text:p>
          </table:table-cell>
          <table:table-cell office:value-type="string">
            <text:p>p_r</text:p>
          </table:table-cell>
          <table:table-cell office:value-type="string">
            <text:p>p</text:p>
          </table:table-cell>
          <table:table-cell office:value-type="string">
            <text:p>ifcc1_r_ifca0</text:p>
          </table:table-cell>
          <table:table-cell office:value-type="string">
            <text:p>ifcc1_r</text:p>
          </table:table-cell>
          <table:table-cell office:value-type="string">
            <text:p>ifcc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_r_ifca0</text:p>
          </table:table-cell>
          <table:table-cell office:value-type="string">
            <text:p>p_r</text:p>
          </table:table-cell>
          <table:table-cell office:value-type="string">
            <text:p>p</text:p>
          </table:table-cell>
          <table:table-cell office:value-type="string">
            <text:p>s_r_ifca0</text:p>
          </table:table-cell>
          <table:table-cell office:value-type="string">
            <text:p>s_r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_ifcb0_q</text:p>
          </table:table-cell>
          <table:table-cell office:value-type="string">
            <text:p>p_ifcb0</text:p>
          </table:table-cell>
          <table:table-cell office:value-type="string">
            <text:p>p</text:p>
          </table:table-cell>
          <table:table-cell office:value-type="string">
            <text:p>ifcc1_ifcb0_q</text:p>
          </table:table-cell>
          <table:table-cell office:value-type="string">
            <text:p>ifcc1_ifcb0</text:p>
          </table:table-cell>
          <table:table-cell office:value-type="string">
            <text:p>ifcc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_ifcb0_q</text:p>
          </table:table-cell>
          <table:table-cell office:value-type="string">
            <text:p>p_ifcb0</text:p>
          </table:table-cell>
          <table:table-cell office:value-type="string">
            <text:p>p</text:p>
          </table:table-cell>
          <table:table-cell office:value-type="string">
            <text:p>s_ifcb0_q</text:p>
          </table:table-cell>
          <table:table-cell office:value-type="string">
            <text:p>s_ifcb0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_r_q</text:p>
          </table:table-cell>
          <table:table-cell office:value-type="string">
            <text:p>p_r</text:p>
          </table:table-cell>
          <table:table-cell office:value-type="string">
            <text:p>p</text:p>
          </table:table-cell>
          <table:table-cell office:value-type="string">
            <text:p>ifcc1_r_q</text:p>
          </table:table-cell>
          <table:table-cell office:value-type="string">
            <text:p>ifcc1_r</text:p>
          </table:table-cell>
          <table:table-cell office:value-type="string">
            <text:p>ifcc1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office:value-type="string">
            <text:p>p_r_q</text:p>
          </table:table-cell>
          <table:table-cell office:value-type="string">
            <text:p>p_r</text:p>
          </table:table-cell>
          <table:table-cell office:value-type="string">
            <text:p>p</text:p>
          </table:table-cell>
          <table:table-cell office:value-type="string">
            <text:p>s_r_q</text:p>
          </table:table-cell>
          <table:table-cell office:value-type="string">
            <text:p>s_r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>
            <text:p>Case 3 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>
            <text:p>ifcc0.set_prefix(“p”) and ifc1.set_prefix(“t”) in top unit body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style-name="ce1" office:value-type="string">
            <text:p>ifcc0</text:p>
          </table:table-cell>
          <table:table-cell table:number-columns-repeated="2"/>
          <table:table-cell table:style-name="ce1" office:value-type="string">
            <text:p>ifcc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2" office:value-type="string">
            <text:p>CSL port names</text:p>
          </table:table-cell>
          <table:table-cell table:number-columns-repeated="2"/>
          <table:table-cell table:style-name="ce2" office:value-type="string">
            <text:p>CSL port names</text:p>
          </table:table-cell>
          <table:table-cell table:number-columns-repeated="2"/>
        </table:table-row>
        <table:table-row table:style-name="ro1">
          <table:table-cell office:value-type="string">
            <text:p>prefix</text:p>
          </table:table-cell>
          <table:table-cell table:style-name="ce1" office:value-type="string">
            <text:p>q</text:p>
          </table:table-cell>
          <table:table-cell table:style-name="ce1" office:value-type="string">
            <text:p>r </text:p>
          </table:table-cell>
          <table:table-cell table:style-name="ce1" office:value-type="string">
            <text:p>s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</table:table-row>
        <table:table-row table:style-name="ro2">
          <table:table-cell office:value-type="string">
            <text:p>Interface</text:p>
          </table:table-cell>
          <table:table-cell table:style-name="ce1" office:value-type="string">
            <text:p>ifca</text:p>
          </table:table-cell>
          <table:table-cell table:style-name="ce1" office:value-type="string">
            <text:p>ifcb</text:p>
          </table:table-cell>
          <table:table-cell table:style-name="ce1" office:value-type="string">
            <text:p>ifcc</text:p>
          </table:table-cell>
          <table:table-cell table:style-name="ce2" office:value-type="string">
            <text:p>Verilog port names</text:p>
          </table:table-cell>
          <table:table-cell table:number-columns-repeated="2" office:value-type="string">
            <text:p><text:s/></text:p>
          </table:table-cell>
          <table:table-cell office:value-type="string">
            <text:p>Verilog port names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string">
            <text:p>p_ifcb0_ifca0</text:p>
          </table:table-cell>
          <table:table-cell office:value-type="string">
            <text:p>p_ifcb0</text:p>
          </table:table-cell>
          <table:table-cell office:value-type="string">
            <text:p>p</text:p>
          </table:table-cell>
          <table:table-cell office:value-type="string">
            <text:p>t_ifcb0_ifca0</text:p>
          </table:table-cell>
          <table:table-cell office:value-type="string">
            <text:p>t_ifcb0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_ifcb0_ifca0</text:p>
          </table:table-cell>
          <table:table-cell office:value-type="string">
            <text:p>p_ifcb0</text:p>
          </table:table-cell>
          <table:table-cell office:value-type="string">
            <text:p>p</text:p>
          </table:table-cell>
          <table:table-cell office:value-type="string">
            <text:p>t_ifcb0_ifca0</text:p>
          </table:table-cell>
          <table:table-cell office:value-type="string">
            <text:p>t_ifcb0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_r_ifca0</text:p>
          </table:table-cell>
          <table:table-cell office:value-type="string">
            <text:p>p_r</text:p>
          </table:table-cell>
          <table:table-cell office:value-type="string">
            <text:p>p</text:p>
          </table:table-cell>
          <table:table-cell office:value-type="string">
            <text:p>t_r_ifca0</text:p>
          </table:table-cell>
          <table:table-cell office:value-type="string">
            <text:p>t_r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_r_ifca0</text:p>
          </table:table-cell>
          <table:table-cell office:value-type="string">
            <text:p>p_r</text:p>
          </table:table-cell>
          <table:table-cell office:value-type="string">
            <text:p>p</text:p>
          </table:table-cell>
          <table:table-cell office:value-type="string">
            <text:p>t_r_ifca0</text:p>
          </table:table-cell>
          <table:table-cell office:value-type="string">
            <text:p>t_r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_ifcb0_q</text:p>
          </table:table-cell>
          <table:table-cell office:value-type="string">
            <text:p>p_ifcb0</text:p>
          </table:table-cell>
          <table:table-cell office:value-type="string">
            <text:p>p</text:p>
          </table:table-cell>
          <table:table-cell office:value-type="string">
            <text:p>t_ifcb0_q</text:p>
          </table:table-cell>
          <table:table-cell office:value-type="string">
            <text:p>t_ifcb0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_ifcb0_q</text:p>
          </table:table-cell>
          <table:table-cell office:value-type="string">
            <text:p>p_ifcb0</text:p>
          </table:table-cell>
          <table:table-cell office:value-type="string">
            <text:p>p</text:p>
          </table:table-cell>
          <table:table-cell office:value-type="string">
            <text:p>t_ifcb0_q</text:p>
          </table:table-cell>
          <table:table-cell office:value-type="string">
            <text:p>t_ifcb0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_r_q</text:p>
          </table:table-cell>
          <table:table-cell office:value-type="string">
            <text:p>p_r</text:p>
          </table:table-cell>
          <table:table-cell office:value-type="string">
            <text:p>p</text:p>
          </table:table-cell>
          <table:table-cell office:value-type="string">
            <text:p>t_r_q</text:p>
          </table:table-cell>
          <table:table-cell office:value-type="string">
            <text:p>t_r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office:value-type="string">
            <text:p>p_r_q</text:p>
          </table:table-cell>
          <table:table-cell office:value-type="string">
            <text:p>p_r</text:p>
          </table:table-cell>
          <table:table-cell office:value-type="string">
            <text:p>p</text:p>
          </table:table-cell>
          <table:table-cell office:value-type="string">
            <text:p>t_r_q</text:p>
          </table:table-cell>
          <table:table-cell office:value-type="string">
            <text:p>t_r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>
            <text:p>Generated prefixes for a hierarchical interface</text:p>
          </table:table-cell>
          <table:table-cell table:style-name="Default" table:number-columns-repeated="3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9">05/19/2008</text:date>, <text:time>10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ristian Haba</meta:initial-creator>
    <meta:creation-date>2008-05-16T17:26:15</meta:creation-date>
    <dc:creator>Cristian Haba</dc:creator>
    <dc:date>2008-05-19T10:05:30</dc:date>
    <meta:printed-by>Cristian Haba</meta:printed-by>
    <meta:print-date>2008-05-16T17:54:04</meta:print-date>
    <dc:language>en-US</dc:language>
    <meta:editing-cycles>5</meta:editing-cycles>
    <meta:editing-duration>PT42M37S</meta:editing-duration>
    <meta:user-defined meta:name="Info 1"/>
    <meta:user-defined meta:name="Info 2"/>
    <meta:user-defined meta:name="Info 3"/>
    <meta:user-defined meta:name="Info 4"/>
    <meta:document-statistic meta:table-count="3" meta:cell-count="298"/>
  </office:meta>
</office:document-meta>
</file>